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??" svg:font-family="??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44cm" fo:margin-left="8.163cm" fo:margin-top="0cm" fo:margin-bottom="0cm" table:align="left" style:writing-mode="lr-tb"/>
    </style:style>
    <style:style style:name="Table1.A" style:family="table-column">
      <style:table-column-properties style:column-width="5.844cm"/>
    </style:style>
    <style:style style:name="Table1.1" style:family="table-row">
      <style:table-row-properties style:min-row-height="1.9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200%" fo:text-align="center" style:justify-single-word="false" fo:text-indent="0cm" style:auto-text-indent="false" style:writing-mode="lr-tb"/>
      <style:text-properties style:font-name="Times New Roman" fo:font-size="12pt" fo:language="id" fo:country="ID" fo:font-weight="bold" style:font-size-asian="12pt" style:font-weight-asian="bold" style:font-name-complex="Times New Roman1" style:font-size-complex="12pt" style:font-style-complex="italic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writing-mode="lr-tb"/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font-name-complex="Times New Roman1" style:font-size-complex="12pt" style:font-style-complex="italic"/>
    </style:style>
    <style:style style:name="P5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fo:language="id" fo:country="ID" style:font-name-complex="??"/>
    </style:style>
    <style:style style:name="P6" style:family="paragraph" style:parent-style-name="Standard">
      <style:paragraph-properties fo:margin-left="0cm" fo:margin-right="0cm" fo:line-height="107%" fo:text-align="justify" style:justify-single-word="false" fo:orphans="0" fo:widows="0" fo:text-indent="0cm" style:auto-text-indent="false" style:writing-mode="lr-tb"/>
      <style:text-properties fo:language="id" fo:country="ID" style:font-name-complex="??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635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style:writing-mode="lr-tb"/>
    </style:style>
    <style:style style:name="P9" style:family="paragraph" style:parent-style-name="Standard" style:master-page-name="Untitled1">
      <style:paragraph-properties fo:text-align="center" style:justify-single-word="false" style:page-number="auto"/>
      <style:text-properties style:font-name="Times New Roman" fo:font-size="14pt" fo:language="id" fo:country="ID" fo:font-weight="bold" style:font-size-asian="14pt" style:font-weight-asian="bold" style:font-name-complex="Times New Roman1" style:font-size-complex="14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style:font-name="Times New Roman" fo:font-size="12pt" fo:language="id" fo:country="ID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fo:language="id" fo:country="ID" style:text-underline-style="solid" style:text-underline-width="auto" style:text-underline-color="font-color" fo:font-weight="bold" style:font-size-asian="12pt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635cm" style:auto-text-indent="false" style:writing-mode="lr-tb"/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P15" style:family="paragraph" style:parent-style-name="Standard" style:list-style-name="WWNum1">
      <style:paragraph-properties fo:margin-left="0.635cm" fo:margin-right="0cm" fo:margin-top="0cm" fo:margin-bottom="0cm" style:contextual-spacing="false" fo:line-height="150%" fo:text-align="justify" style:justify-single-word="false" fo:text-indent="-0.635cm" style:auto-text-indent="false" style:writing-mode="lr-tb"/>
    </style:style>
    <style:style style:name="P16" style:family="paragraph" style:parent-style-name="Standard" style:list-style-name="WWNum1">
      <style:paragraph-properties fo:margin-left="0.635cm" fo:margin-right="0cm" fo:margin-top="0cm" fo:margin-bottom="0cm" style:contextual-spacing="false" fo:line-height="150%" fo:text-align="justify" style:justify-single-word="false" fo:text-indent="-0.635cm" style:auto-text-indent="false" style:writing-mode="lr-tb"/>
      <style:text-properties officeooo:paragraph-rsid="0007fc44"/>
    </style:style>
    <style:style style:name="P17" style:family="paragraph" style:parent-style-name="Standard" style:list-style-name="WWNum1">
      <style:paragraph-properties fo:margin-left="0.635cm" fo:margin-right="0cm" fo:margin-top="0cm" fo:margin-bottom="0cm" style:contextual-spacing="false" fo:line-height="150%" fo:text-align="justify" style:justify-single-word="false" fo:text-indent="-0.635cm" style:auto-text-indent="false" style:writing-mode="lr-tb"/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12pt" fo:language="id" fo:country="ID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id" fo:country="ID" fo:font-weight="bold" style:font-size-asian="12pt" style:font-weight-asian="bold" style:font-name-complex="Times New Roman1" style:font-size-complex="12pt" style:font-style-complex="italic"/>
    </style:style>
    <style:style style:name="T3" style:family="text">
      <style:text-properties style:font-name="Times New Roman" fo:font-size="12pt" fo:language="id" fo:country="ID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id" fo:country="ID" officeooo:rsid="00079682" style:font-size-asian="12pt" style:font-name-complex="Times New Roman1" style:font-size-complex="12pt" style:font-style-complex="italic"/>
    </style:style>
    <style:style style:name="T5" style:family="text">
      <style:text-properties style:font-name="Times New Roman" fo:font-size="12pt" fo:language="id" fo:country="ID" officeooo:rsid="0007fc44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fo:language="id" fo:country="ID" officeooo:rsid="0009143b" style:font-size-asian="12pt" style:font-name-complex="Times New Roman1" style:font-size-complex="12pt" style:font-style-complex="italic"/>
    </style:style>
    <style:style style:name="T7" style:family="text">
      <style:text-properties style:font-name="Times New Roman" fo:font-size="12pt" fo:language="id" fo:country="ID" officeooo:rsid="000925a7" style:font-size-asian="12pt" style:font-name-complex="Times New Roman1" style:font-size-complex="12pt" style:font-style-complex="italic"/>
    </style:style>
    <style:style style:name="T8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9" style:family="text">
      <style:text-properties style:font-name="Times New Roman" fo:font-size="12pt" officeooo:rsid="00079682" style:font-size-asian="12pt" style:font-name-complex="Times New Roman1" style:font-size-complex="12pt" style:font-style-complex="italic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gr1" style:family="graphic">
      <style:graphic-properties draw:stroke="none" svg:stroke-width="0.026cm" svg:stroke-color="#000000" draw:fill-color="#ffffff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char" draw:z-index="0" draw:name="Shape1" draw:style-name="gr1" draw:text-style-name="P18" svg:width="1.112cm" svg:height="1.165cm" svg:x="13.145cm" svg:y="-3.75cm"><text:p/><draw:enhanced-geometry svg:viewBox="0 0 21600 21600" draw:type="rectangle" draw:enhanced-path="M 0 0 L 21600 0 21600 21600 0 21600 0 0 Z N"/></draw:custom-shape><draw:custom-shape text:anchor-type="char" draw:z-index="1" draw:name="Shape2" draw:style-name="gr1" draw:text-style-name="P18" svg:width="1.112cm" svg:height="1.165cm" svg:x="13.483cm" svg:y="-5.17cm"><text:p/><draw:enhanced-geometry svg:viewBox="0 0 21600 21600" draw:type="rectangle" draw:enhanced-path="M 0 0 L 21600 0 21600 21600 0 21600 0 0 Z N"/></draw:custom-shape>KATA PENGANTAR</text:p>
      <text:p text:style-name="P2"/>
      <text:p text:style-name="P10">Assalamu’alaikum Wr.Wb</text:p>
      <text:p text:style-name="P7"><text:span text:style-name="T3">Dengan memanjatkan puji dan syukur kehadirat Allah Subhanahuwa Ta’ala atas limpahan rahmat dan hidayah-Nya penulis dapat meyelesaikan laporan </text:span><text:span text:style-name="T9">Skripsi</text:span><text:span text:style-name="T3"> dengan tepat waktu.</text:span></text:p>
      <text:p text:style-name="P7"><text:span text:style-name="T3">Adapun laporan </text:span><text:span text:style-name="T4">Skripsi</text:span><text:span text:style-name="T3"> yang</text:span><text:span text:style-name="T8"> </text:span><text:span text:style-name="T3">berjudul </text:span><text:span text:style-name="T2">“</text:span><text:span text:style-name="T1">Perancangan Sistem Informasi Administrasi Pelayanan Kependudukan Pada Kantor Kelurahan Kaligandu</text:span><text:span text:style-name="T10"> </text:span><text:span text:style-name="T1">Serang Berbasis Web</text:span><text:span text:style-name="T2">”</text:span><text:span text:style-name="T3">,</text:span><text:span text:style-name="T8"> merupakan salah satu </text:span><text:span text:style-name="T3">persyaratan untuk mata kuliah </text:span><text:span text:style-name="T8">dan menyelesaikan gelar Sarjana <text:s/>pada Fakultas Ilmu Komputer UNBAJA. </text:span></text:p>
      <text:p text:style-name="P14">Oleh karena itu, pada kesempatan ini penulis ingin menyampaikan terimakasih kepada :</text:p>
      <text:list xml:id="list54872364" text:style-name="WWNum1">
        <text:list-item>
          <text:p text:style-name="P15"><text:span text:style-name="T3">Bapak Dr.</text:span><text:span text:style-name="T8"> </text:span><text:span text:style-name="T3">Sudaryono,</text:span><text:span text:style-name="T8"> </text:span><text:span text:style-name="T3">S.P.,S.Pd.,M.Pd, selaku Rektor Universitas Banten Jaya.</text:span></text:p>
        </text:list-item>
        <text:list-item>
          <text:p text:style-name="P15"><text:span text:style-name="T3">Bapak Edi Rahmat,</text:span><text:span text:style-name="T8"> </text:span><text:span text:style-name="T3">S.Kom,</text:span><text:span text:style-name="T8"> </text:span><text:span text:style-name="T3">M.Kom, selaku Dekan Fakultas Ilmu Komputer</text:span><text:span text:style-name="T8"> </text:span><text:span text:style-name="T3">Universitas Banten Jaya.</text:span></text:p>
        </text:list-item>
        <text:list-item>
          <text:p text:style-name="P15"><text:span text:style-name="T3">Ibu Ely Nuryani, S</text:span><text:span text:style-name="T8">.</text:span><text:span text:style-name="T3">Kom, MTI, selaku Kepala Program Studi Sistem Informasi Fakultas Ilmu Komputer Universitas Banten Jaya.</text:span></text:p>
        </text:list-item>
        <text:list-item>
          <text:p text:style-name="P15"><text:span text:style-name="T3">Bapak M. Yususf Romdoni, S.Kom, M.TI selaku Dosen pembimbing </text:span><text:span text:style-name="T5">1 </text:span><text:span text:style-name="T3">dalam pembuatan laporan </text:span><text:span text:style-name="T4">Skripsi</text:span><text:span text:style-name="T3">.</text:span></text:p>
        </text:list-item>
        <text:list-item>
          <text:p text:style-name="P16"><text:span text:style-name="T5">Ibu Reni Febriani MM,</text:span><text:span text:style-name="T3"> selaku Dosen pembimbing </text:span><text:span text:style-name="T5">2 </text:span><text:span text:style-name="T3">dalam pembuatan laporan </text:span><text:span text:style-name="T4">Skripsi</text:span><text:span text:style-name="T3">.</text:span></text:p>
        </text:list-item>
        <text:list-item>
          <text:p text:style-name="P15"><text:span text:style-name="T3">Bapak Agus Daniarahman</text:span><text:span text:style-name="T8"> Kantor Kelurahan Kaligandu Kota Serang</text:span></text:p>
        </text:list-item>
        <text:list-item>
          <text:p text:style-name="P17">Seluruh Dosen dan Staff Universitas Banten Jaya</text:p>
        </text:list-item>
        <text:list-item>
          <text:p text:style-name="P15"><text:span text:style-name="T3">Orangtua yang telah memberikan dukungan baik moril, materil maupun doa untuk keberhasilan kepada penulis menyelesaikan </text:span><text:span text:style-name="T8">proposal skripsi</text:span><text:span text:style-name="T3"> ini.</text:span></text:p>
        </text:list-item>
        <text:list-item>
          <text:p text:style-name="P15"><text:span text:style-name="T3">Teman-teman seperjuangan yang telah memberikan semangat, masukan dan motivasi untuk menyelesaikan </text:span><text:span text:style-name="T8">proposal skripsi</text:span><text:span text:style-name="T3"> ini.</text:span></text:p>
        </text:list-item>
        <text:list-item>
          <text:p text:style-name="P15"><text:span text:style-name="T3">Serta semua pihak yang tidak dapat penulis sebutkan satu persatu yang telah ikut membantu dalam penyusunan laporan Skripsi</text:span><text:span text:style-name="T8"> </text:span><text:span text:style-name="T3">ini</text:span><text:span text:style-name="T8">.</text:span></text:p>
        </text:list-item>
      </text:list>
      <text:p text:style-name="P13"/>
      <text:p text:style-name="P8"><text:soft-page-break/><text:span text:style-name="T3">Penulis menyadari bahwa selama pelaksanaan kegiatan maupun dalam Penyusunan laporan </text:span><text:span text:style-name="T6">Skripsi</text:span><text:span text:style-name="T3"> ini, masih banyak kekurangan dan kelemahan. Oleh karena itu, penulis senantiasa menerima kritik dan saran yang bersifat membangun</text:span><text:span text:style-name="T8"> </text:span><text:span text:style-name="T3">agar dapat dijadikan acuan bagi penulis untuk menyempurnakannya dimasa yang akan datang.</text:span></text:p>
      <text:p text:style-name="P14"><text:s/>Akhir kata penulis mengucapkan terima kasih atas perhatian dari pembaca. Semoga Tuhan Yang Maha Esa senantiasa memberikan rahmat-Nya kepada kita semua dan semoga laporan ini dapat memberikan manfaat bagi kita semua.</text:p>
      <text:p text:style-name="P10">Wassalamu’alaikum Wr.Wb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3">Serang, </text:span><text:span text:style-name="T7">Juli </text:span><text:span text:style-name="T3">2021</text:span></text:p>
            <text:p text:style-name="P11">Penulis</text:p>
            <text:p text:style-name="P4"/>
            <text:p text:style-name="P4"/>
            <text:p text:style-name="P12">Ade Kurniawan</text:p>
            <text:p text:style-name="P11">1201171014</text:p>
          </table:table-cell>
        </table:table-row>
      </table:table>
      <text:p text:style-name="P6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??" svg:font-family="??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id" fo:country="ID" style:font-name-asian="Calibri1" style:font-family-asian="Calibri" style:font-family-generic-asian="system" style:font-pitch-asian="variable" style:font-size-asian="10pt" style:language-asian="id" style:country-asian="ID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>
      <style:text-properties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Untitled1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08:37:41.279000000</meta:creation-date>
    <dc:date>2021-05-25T08:38:44.714000000</dc:date>
    <meta:editing-duration>PT8M3S</meta:editing-duration>
    <meta:editing-cycles>8</meta:editing-cycles>
    <meta:generator>LibreOffice/7.0.1.2$Windows_x86 LibreOffice_project/7cbcfc562f6eb6708b5ff7d7397325de9e764452</meta:generator>
    <meta:document-statistic meta:table-count="1" meta:image-count="0" meta:object-count="0" meta:page-count="2" meta:paragraph-count="22" meta:word-count="294" meta:character-count="2131" meta:non-whitespace-character-count="1866"/>
  </office:meta>
</office:document-meta>
</file>